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3.0075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2in" fo:break-before="auto" style:use-optimal-row-height="false"/>
    </style:style>
    <style:style style:name="ta1" style:family="table" style:master-page-name="PageStyle_5f_Wander">
      <style:table-properties table:display="true" style:writing-mode="lr-tb"/>
    </style:style>
    <style:style style:name="ta2" style:family="table" style:master-page-name="PageStyle_5f_Reinder">
      <style:table-properties table:display="true" style:writing-mode="lr-tb"/>
    </style:style>
    <style:style style:name="ta3" style:family="table" style:master-page-name="PageStyle_5f_Geart">
      <style:table-properties table:display="true" style:writing-mode="lr-tb"/>
    </style:style>
    <style:style style:name="ta4" style:family="table" style:master-page-name="PageStyle_5f_Ruud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0.0138in solid #ffffff" fo:background-color="#7f7f7f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122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8037">
      <style:table-cell-properties fo:background-color="#e7e6e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138in solid #ffffff" fo:background-color="#7f7f7f" style:diagonal-bl-tr="none" style:diagonal-tl-br="none" style:text-align-source="fix" style:repeat-content="false" fo:wrap-option="wrap" fo:border-left="0.0138in solid #ffffff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8122">
      <style:table-cell-properties fo:border-bottom="0.0138in solid #000000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ed7d31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" style:family="table-cell" style:parent-style-name="Excel_20_Built-in_20_Normal">
      <style:table-cell-properties fo:border-bottom="0.0138in solid #000000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ed7d31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.0138in" svg:stroke-color="#000000" draw:stroke-linejoin="miter" draw:fill="solid" draw:fill-color="#000000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ffffff" style:text-line-through-style="none" fo:font-family="Calibri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ffffff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and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Wander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Wander van der W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3" office:value-type="date" office:date-value="2016-04-13">
            <text:p>4/13/2016</text:p>
          </table:table-cell>
          <table:table-cell table:style-name="ce7" office:value-type="string">
            <text:p>Woensdag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troductie</text:p>
          </table:table-cell>
          <table:table-cell table:style-name="ce5"/>
          <table:table-cell table:style-name="ce10" table:number-columns-repeated="1018"/>
        </table:table-row>
        <table:table-row table:style-name="ro4">
          <table:table-cell table:style-name="ce3" office:value-type="date" office:date-value="2016-04-18">
            <text:p>4/18/2016</text:p>
          </table:table-cell>
          <table:table-cell table:style-name="ce7" office:value-type="string">
            <text:p>Maan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pdracht meebenken en aanvullen met het opzetten van waarmee we gaan werken.</text:p>
          </table:table-cell>
          <table:table-cell table:style-name="ce5" office:value-type="string">
            <text:p>Heb de plek en tijd besproken om dit te doen</text:p>
          </table:table-cell>
          <table:table-cell table:style-name="ce10" table:number-columns-repeated="1018"/>
        </table:table-row>
        <table:table-row table:style-name="ro5">
          <table:table-cell table:style-name="ce3" office:value-type="date" office:date-value="2016-04-19">
            <text:p>4/19/2016</text:p>
          </table:table-cell>
          <table:table-cell table:style-name="ce7" office:value-type="string">
            <text:p>Dins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Tutor en opdrachtgever gesprekken gehad, meningen gegeven over de opdracht. Daarna begonnen aan het developpen van de bot, mede door mijn groepsleden de taal bekend te maken</text:p>
          </table:table-cell>
          <table:table-cell table:style-name="ce5" office:value-type="string">
            <text:p>Kwam beetje te laat (5 min) wegens bus tijden.</text:p>
          </table:table-cell>
          <table:table-cell table:style-name="ce10" table:number-columns-repeated="1018"/>
        </table:table-row>
        <table:table-row table:style-name="ro5">
          <table:table-cell table:style-name="ce3" office:value-type="date" office:date-value="2016-04-20">
            <text:p>4/20/2016</text:p>
          </table:table-cell>
          <table:table-cell table:style-name="ce7" office:value-type="string">
            <text:p>Woens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Grote progressie gemaakt met de bot, taakverdeling opgeschoven van het programmeren. <text:s/>Commands veranderd zodat de bot reageerd op wat er gezegd wordt</text:p>
          </table:table-cell>
          <table:table-cell table:style-name="ce5" office:value-type="string">
            <text:p>Meeste van het werk wordt samen met een willekeurig andere stundend gedaan, omdat ik het meeste ervaring heb doe ik begeleiden werk, zodat iedereen even programmeerd</text:p>
          </table:table-cell>
          <table:table-cell table:style-name="ce10" table:number-columns-repeated="1018"/>
        </table:table-row>
        <table:table-row table:style-name="ro4">
          <table:table-cell table:style-name="ce3" office:value-type="date" office:date-value="2016-04-21">
            <text:p>4/21/2016</text:p>
          </table:table-cell>
          <table:table-cell table:style-name="ce7" office:value-type="string">
            <text:p>Donder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Grootste deel bezig geweest met school, dus de bot kwam niet echt aan bod.</text:p>
          </table:table-cell>
          <table:table-cell table:style-name="ce5"/>
          <table:table-cell table:style-name="ce10" table:number-columns-repeated="1018"/>
        </table:table-row>
        <table:table-row table:style-name="ro6">
          <table:table-cell table:style-name="ce4" office:value-type="date" office:date-value="2016-04-22">
            <text:p>04/22/16</text:p>
          </table:table-cell>
          <table:table-cell table:style-name="ce5" office:value-type="string">
            <text:p>Vrij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ederom gewoon lekke rmet huiswerk voor school bezig geweest, het kan zo zijn dat de laatste 2 dagen worden gebruikt voor deze doeleinde</text:p>
          </table:table-cell>
          <table:table-cell table:style-name="ce5"/>
          <table:table-cell table:style-name="ce10" table:number-columns-repeated="1018"/>
        </table:table-row>
        <table:table-row table:style-name="ro7">
          <table:table-cell table:style-name="ce4" office:value-type="date" office:date-value="2016-04-25">
            <text:p>04/25/16</text:p>
          </table:table-cell>
          <table:table-cell table:style-name="ce5" office:value-type="string">
            <text:p>Maan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parte classes gemaakt voor de commands en heel veel updates gemaakt op nieuwe reacties en bugs fixen.</text:p>
          </table:table-cell>
          <table:table-cell table:style-name="ce5" office:value-type="string">
            <text:p>Veel les gehad naast de bot, en kwam dus heel laat thuis.</text:p>
          </table:table-cell>
          <table:table-cell table:style-name="ce10" table:number-columns-repeated="1018"/>
        </table:table-row>
        <table:table-row table:style-name="ro6">
          <table:table-cell table:style-name="ce4" office:value-type="date" office:date-value="2016-04-26">
            <text:p>04/26/16</text:p>
          </table:table-cell>
          <table:table-cell table:style-name="ce5" office:value-type="string">
            <text:p>Dins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Overleg gehad met de Tutor en opdrachtgever, we maken mooie progressie en dat is super fijn, daarna gingen we nog even lekker door.</text:p>
          </table:table-cell>
          <table:table-cell table:style-name="ce5" office:value-type="string">
            <text:p>Samen met Geart, op pad geweest om contact te leggen met binnenschoolse groepringen voor vragen en antwoorden</text:p>
          </table:table-cell>
          <table:table-cell table:style-name="ce10" table:number-columns-repeated="1018"/>
        </table:table-row>
        <table:table-row table:style-name="ro3">
          <table:table-cell table:style-name="ce4" office:value-type="date" office:date-value="2016-04-27">
            <text:p>04/27/16</text:p>
          </table:table-cell>
          <table:table-cell table:style-name="ce5" office:value-type="string">
            <text:p>Woens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Vrij, de koning is jarig, men doet gek.</text:p>
          </table:table-cell>
          <table:table-cell table:style-name="ce5"/>
          <table:table-cell table:style-name="ce10" table:number-columns-repeated="1018"/>
        </table:table-row>
        <table:table-row table:style-name="ro4">
          <table:table-cell table:style-name="ce4" office:value-type="date" office:date-value="2016-04-28">
            <text:p>04/28/16</text:p>
          </table:table-cell>
          <table:table-cell table:style-name="ce5" office:value-type="string">
            <text:p>Donder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Thuis, bezig geweest met een portofolio die morgen af moet</text:p>
          </table:table-cell>
          <table:table-cell table:style-name="ce5"/>
          <table:table-cell table:style-name="ce10" table:number-columns-repeated="1018"/>
        </table:table-row>
        <table:table-row table:style-name="ro5">
          <table:table-cell table:style-name="ce4" office:value-type="date" office:date-value="2016-04-29">
            <text:p>04/29/16</text:p>
          </table:table-cell>
          <table:table-cell table:style-name="ce5" office:value-type="string">
            <text:p>Vrijdag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nel nog even de logboek invullen, was het een beetje vergeten, maar heb alles in tegenwoordige tijd ingevult, zodat het lijkt also het niet op deze dag allemaal was ingevult.</text:p>
          </table:table-cell>
          <table:table-cell table:style-name="ce5"/>
          <table:table-cell table:style-name="ce10" table:number-columns-repeated="1018"/>
        </table:table-row>
        <table:table-row table:style-name="ro3">
          <table:table-cell table:style-name="ce5" office:value-type="string">
            <text:p>04/30/16 ~ 05/08/16</text:p>
          </table:table-cell>
          <table:table-cell table:style-name="ce5" office:value-type="string">
            <text:p>Vakantie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Ik was mijn hele vakantie in switzerland.</text:p>
          </table:table-cell>
          <table:table-cell table:style-name="ce5" office:value-type="string">
            <text:p>Omdat ik hopeloos verliefd ben</text:p>
          </table:table-cell>
          <table:table-cell table:style-name="ce10" table:number-columns-repeated="1018"/>
        </table:table-row>
        <table:table-row table:style-name="ro4">
          <table:table-cell table:style-name="ce4" office:value-type="date" office:date-value="2016-05-09">
            <text:p>05/09/16</text:p>
          </table:table-cell>
          <table:table-cell table:style-name="ce5" office:value-type="string">
            <text:p>Maandag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Zelfs op deze dag was ik offieceel nog in switzerland</text:p>
          </table:table-cell>
          <table:table-cell table:style-name="ce5" office:value-type="string">
            <text:p>Was ongeveer om 20:15 thuis</text:p>
          </table:table-cell>
          <table:table-cell table:style-name="ce10" table:number-columns-repeated="1018"/>
        </table:table-row>
        <table:table-row table:style-name="ro6">
          <table:table-cell table:style-name="ce4" office:value-type="date" office:date-value="2016-05-10">
            <text:p>05/10/16</text:p>
          </table:table-cell>
          <table:table-cell table:style-name="ce5" office:value-type="string">
            <text:p>Dinsdag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Overleg gehad met de Tutor en opdrachtgever, we maken mooie progressie en dat is super fijn, daarna gingen we nog even lekker door.</text:p>
          </table:table-cell>
          <table:table-cell table:style-name="ce5"/>
          <table:table-cell table:style-name="ce10" table:number-columns-repeated="1018"/>
        </table:table-row>
        <table:table-row table:style-name="ro7">
          <table:table-cell table:style-name="ce4" office:value-type="date" office:date-value="2016-05-11">
            <text:p>05/11/16</text:p>
          </table:table-cell>
          <table:table-cell table:style-name="ce5" office:value-type="string">
            <text:p>Woensdag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Ging samen met Geaart naar de ROC friese poort in drachten, daar hebben wij lekker getest.</text:p>
          </table:table-cell>
          <table:table-cell table:style-name="ce5"/>
          <table:table-cell table:style-name="ce10" table:number-columns-repeated="1018"/>
        </table:table-row>
        <table:table-row table:style-name="ro3">
          <table:table-cell table:style-name="ce4" office:value-type="date" office:date-value="2016-05-12">
            <text:p>05/12/16</text:p>
          </table:table-cell>
          <table:table-cell table:style-name="ce5" office:value-type="string">
            <text:p>Donderdag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Thuis gewerkt aan school opdrachten</text:p>
          </table:table-cell>
          <table:table-cell table:style-name="ce5"/>
          <table:table-cell table:style-name="ce10" table:number-columns-repeated="1018"/>
        </table:table-row>
        <table:table-row table:style-name="ro4">
          <table:table-cell table:style-name="ce4" office:value-type="date" office:date-value="2016-05-13">
            <text:p>05/13/16</text:p>
          </table:table-cell>
          <table:table-cell table:style-name="ce5" office:value-type="string">
            <text:p>Vrijdag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Op school not even dit logboekje en process verslag gemaakt</text:p>
          </table:table-cell>
          <table:table-cell table:style-name="ce5"/>
          <table:table-cell table:style-name="ce10" table:number-columns-repeated="1018"/>
        </table:table-row>
        <table:table-row table:style-name="ro1" table:number-rows-repeated="27">
          <table:table-cell table:style-name="ce5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>
          <table:table-cell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nder" table:style-name="ta2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Reinder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Reinder Henstr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1" office:value-type="string">
            <text:p>vb: 19/04/2016</text:p>
          </table:table-cell>
          <table:table-cell table:style-name="ce12" office:value-type="string">
            <text:p>Dinsdag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ndjes gelopen</text:p>
          </table:table-cell>
          <table:table-cell table:style-name="ce12" office:value-type="string">
            <text:p>Ik was zenuwachtig</text:p>
          </table:table-cell>
          <table:table-cell table:style-name="ce10" table:number-columns-repeated="1018"/>
        </table:table-row>
        <table:table-row table:style-name="ro1" table:number-rows-repeated="44">
          <table:table-cell table:style-name="ce5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art" table:style-name="ta3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Geart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Geart Otten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1" office:value-type="string">
            <text:p>vb: 19/04/2016</text:p>
          </table:table-cell>
          <table:table-cell table:style-name="ce12" office:value-type="string">
            <text:p>Dinsdag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ndjes gelopen</text:p>
          </table:table-cell>
          <table:table-cell table:style-name="ce12" office:value-type="string">
            <text:p>Ik was zenuwachtig</text:p>
          </table:table-cell>
          <table:table-cell table:style-name="ce10" table:number-columns-repeated="1018"/>
        </table:table-row>
        <table:table-row table:style-name="ro1" table:number-rows-repeated="44">
          <table:table-cell table:style-name="ce5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ud" table:style-name="ta4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Ruud.G4" table:end-x="0.0291in" table:end-y="0.0075in" draw:z-index="0" draw:name="Rectangle 1" draw:style-name="gr1" draw:text-style-name="P2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Ruud Haertlein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5"/><text:span text:style-name="T4">(Wat heb je gedaan?) <text:s/></text:span></text:p>
          </table:table-cell>
          <table:table-cell table:style-name="ce8" office:value-type="string">
            <text:p>Opmerkingen <text:span text:style-name="T4">(bijzonderheden opschrijven </text:span><text:span text:style-name="T4">bv. Ziek, andere verplichtingen etc.)</text:span>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1" office:value-type="string">
            <text:p>vb: 19/04/2016</text:p>
          </table:table-cell>
          <table:table-cell table:style-name="ce12" office:value-type="string">
            <text:p>Dinsdag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Rondjes gelopen</text:p>
          </table:table-cell>
          <table:table-cell table:style-name="ce12" office:value-type="string">
            <text:p>Ik was zenuwachtig</text:p>
          </table:table-cell>
          <table:table-cell table:style-name="ce10" table:number-columns-repeated="1018"/>
        </table:table-row>
        <table:table-row table:style-name="ro3">
          <table:table-cell table:style-name="ce3" office:value-type="date" office:date-value="2016-04-13">
            <text:p>4/13/2016</text:p>
          </table:table-cell>
          <table:table-cell table:style-name="ce7" office:value-type="string">
            <text:p>Woensdag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troductie</text:p>
          </table:table-cell>
          <table:table-cell table:style-name="ce7"/>
          <table:table-cell table:style-name="ce10" table:number-columns-repeated="1018"/>
        </table:table-row>
        <table:table-row table:style-name="ro8">
          <table:table-cell table:style-name="ce3" office:value-type="date" office:date-value="2016-04-18">
            <text:p>4/18/2016</text:p>
          </table:table-cell>
          <table:table-cell table:style-name="ce7" office:value-type="string">
            <text:p>Maan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pdracht bedenken en omschrijven</text:p>
          </table:table-cell>
          <table:table-cell table:style-name="ce7"/>
          <table:table-cell table:style-name="ce10" table:number-columns-repeated="1018"/>
        </table:table-row>
        <table:table-row table:style-name="ro7">
          <table:table-cell table:style-name="ce3" office:value-type="date" office:date-value="2016-04-19">
            <text:p>4/19/2016</text:p>
          </table:table-cell>
          <table:table-cell table:style-name="ce7" office:value-type="string">
            <text:p>Dinsdag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Gesprek Opdrachtgever en Tutor + Userstories aangemaakt + Logboek gemaakt + Github repository gestart + Trello</text:p>
          </table:table-cell>
          <table:table-cell table:style-name="ce7"/>
          <table:table-cell table:style-name="ce10" table:number-columns-repeated="1018"/>
        </table:table-row>
        <table:table-row table:style-name="ro3">
          <table:table-cell table:style-name="ce3" office:value-type="date" office:date-value="2015-04-20">
            <text:p>4/20/2015</text:p>
          </table:table-cell>
          <table:table-cell table:style-name="ce7" office:value-type="string">
            <text:p>Woensdag</text:p>
          </table:table-cell>
          <table:table-cell table:style-name="ce7" office:value-type="float" office:value="16">
            <text:p>16</text:p>
          </table:table-cell>
          <table:table-cell table:style-name="ce7" table:number-columns-repeated="3"/>
          <table:table-cell table:style-name="ce10" table:number-columns-repeated="1018"/>
        </table:table-row>
        <table:table-row table:style-name="ro1" table:number-rows-repeated="40">
          <table:table-cell table:style-name="ce7" table:number-columns-repeated="6"/>
          <table:table-cell table:style-name="ce10" table:number-columns-repeated="1018"/>
        </table:table-row>
        <table:table-row table:style-name="ro1" table:number-rows-repeated="23">
          <table:table-cell table:style-name="ce6" table:number-columns-repeated="6"/>
          <table:table-cell table:style-name="ce10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5/13/2016</text:date>, <text:time>14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nder" style:display-name="PageStyle_Wa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nder" style:display-name="PageStyle_Rein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art" style:display-name="PageStyle_Ge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uud" style:display-name="PageStyle_Ruu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3T14:02:35.21</dc:date>
    <dc:creator>Wander van der Wal</dc:creator>
    <meta:generator>OpenOffice/4.1.1$Win32 OpenOffice.org_project/411m6$Build-9775</meta:generator>
    <meta:editing-duration>PT22M36S</meta:editing-duration>
    <meta:editing-cycles>3</meta:editing-cycles>
    <meta:document-statistic meta:table-count="4" meta:cell-count="152" meta:object-count="4"/>
  </office:meta>
</office:document-meta>
</file>